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e archvo contiene información importante sobre el programa.</text:p>
      <text:p text:style-name="Standard">Sólo de esta manera se podrán reescribir posibles entradas eliminadas del registro.</text:p>
      <text:p text:style-name="Standard">Asegúree de tener suficiente memoria libre en el diretorio temporal.</text:p>
      <text:p text:style-name="Standard"/>
      <text:p text:style-name="Standard">Este archvo contiene información importante sobre el programa.</text:p>
      <text:p text:style-name="Standard">Sólo de esta manera se podrán reescribir posibles entradas eliminadas del registro.</text:p>
      <text:p text:style-name="Standard">Asegúree de tener suficiente memoria libre en el diretorio temporal.</text:p>
      <text:p text:style-name="Standard"/>
      <text:p text:style-name="Standard">Este archvo contiene información importante sobre el programa.</text:p>
      <text:p text:style-name="Standard">Sólo de esta manera se podrán reescribir posibles entradas eliminadas del registro.</text:p>
      <text:p text:style-name="Standard">Asegúree de tener suficiente memoria libre en el diretorio tempo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s" fo:country="E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ndex" style:family="paragraph" style:parent-style-name="Standard" style:class="index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Helge Delfs</meta:initial-creator>
    <meta:creation-date>1999-08-18T09:08:08</meta:creation-date>
    <dc:creator>Thorsten Ziehm</dc:creator>
    <dc:date>1999-08-18T09:44:51</dc:date>
    <dc:language>es-ES</dc:language>
    <meta:editing-cycles>3</meta:editing-cycles>
    <meta:editing-duration>PT16M39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9" meta:word-count="90" meta:character-count="639"/>
  </office:meta>
</office:document-meta>
</file>